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5cm" table:align="left"/>
    </style:style>
    <style:style style:name="Tabella3.A" style:family="table-column">
      <style:table-column-properties style:column-width="3.094cm"/>
    </style:style>
    <style:style style:name="Tabella3.B" style:family="table-column">
      <style:table-column-properties style:column-width="13.90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415cm"/>
    </style:style>
    <style:style style:name="Tabella4" style:family="table">
      <style:table-properties style:width="16.995cm" table:align="left"/>
    </style:style>
    <style:style style:name="Tabella4.A" style:family="table-column">
      <style:table-column-properties style:column-width="3.094cm"/>
    </style:style>
    <style:style style:name="Tabella4.B" style:family="table-column">
      <style:table-column-properties style:column-width="13.90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style:font-size-asian="11pt" style:font-size-complex="11pt"/>
    </style:style>
    <style:style style:name="P3" style:family="paragraph" style:parent-style-name="Standard">
      <style:text-properties fo:font-size="11pt" officeooo:paragraph-rsid="001c9e91" style:font-size-asian="11pt" style:font-size-complex="11pt"/>
    </style:style>
    <style:style style:name="P4" style:family="paragraph" style:parent-style-name="Standard">
      <style:text-properties fo:font-size="11pt" officeooo:paragraph-rsid="001df79e" style:font-size-asian="11pt" style:font-size-complex="11pt"/>
    </style:style>
    <style:style style:name="P5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6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7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8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9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0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1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14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5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16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17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18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19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0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21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22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23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24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25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26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27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28" style:family="paragraph" style:parent-style-name="Standard">
      <style:text-properties officeooo:paragraph-rsid="001df79e"/>
    </style:style>
    <style:style style:name="P29" style:family="paragraph" style:parent-style-name="Standard">
      <style:text-properties fo:font-size="11pt" officeooo:paragraph-rsid="0027d1c7" style:font-size-asian="11pt" style:font-size-complex="11pt"/>
    </style:style>
    <style:style style:name="P30" style:family="paragraph" style:parent-style-name="Standard">
      <style:text-properties fo:font-size="11pt" officeooo:paragraph-rsid="00282e9f" style:font-size-asian="11pt" style:font-size-complex="11pt"/>
    </style:style>
    <style:style style:name="P31" style:family="paragraph" style:parent-style-name="Standard">
      <style:paragraph-properties fo:break-before="page"/>
      <style:text-properties fo:font-size="11pt" officeooo:paragraph-rsid="0027d1c7" style:font-size-asian="11pt" style:font-size-complex="11pt"/>
    </style:style>
    <style:style style:name="P32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33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34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35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36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37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38" style:family="paragraph" style:parent-style-name="Table_20_Contents">
      <style:text-properties fo:font-size="11pt" officeooo:rsid="0009fdf5" officeooo:paragraph-rsid="0027d1c7" style:font-size-asian="11pt" style:font-size-complex="11pt"/>
    </style:style>
    <style:style style:name="P39" style:family="paragraph" style:parent-style-name="Table_20_Contents">
      <style:text-properties fo:font-size="11pt" officeooo:rsid="0009fdf5" officeooo:paragraph-rsid="00282e9f" style:font-size-asian="11pt" style:font-size-complex="11pt"/>
    </style:style>
    <style:style style:name="P40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41" style:family="paragraph" style:parent-style-name="Table_20_Contents">
      <style:text-properties fo:font-size="11pt" officeooo:rsid="001c9e91" officeooo:paragraph-rsid="0027d1c7" style:font-size-asian="11pt" style:font-size-complex="11pt"/>
    </style:style>
    <style:style style:name="P42" style:family="paragraph" style:parent-style-name="Table_20_Contents" style:list-style-name="L5">
      <style:text-properties fo:font-size="11pt" officeooo:rsid="001c9e91" officeooo:paragraph-rsid="0027d1c7" style:font-size-asian="11pt" style:font-size-complex="11pt"/>
    </style:style>
    <style:style style:name="P43" style:family="paragraph" style:parent-style-name="Table_20_Contents" style:list-style-name="L4">
      <style:text-properties fo:font-size="11pt" officeooo:rsid="001df79e" officeooo:paragraph-rsid="001df79e" style:font-size-asian="11pt" style:font-size-complex="11pt"/>
    </style:style>
    <style:style style:name="P44" style:family="paragraph" style:parent-style-name="Table_20_Contents" style:list-style-name="L4">
      <style:text-properties fo:font-size="11pt" officeooo:rsid="00202547" officeooo:paragraph-rsid="00202547" style:font-size-asian="11pt" style:font-size-complex="11pt"/>
    </style:style>
    <style:style style:name="P45" style:family="paragraph" style:parent-style-name="Table_20_Contents">
      <style:text-properties fo:font-size="11pt" officeooo:rsid="001b78a5" officeooo:paragraph-rsid="0027d1c7" style:font-size-asian="11pt" style:font-size-complex="11pt"/>
    </style:style>
    <style:style style:name="P46" style:family="paragraph" style:parent-style-name="Table_20_Contents">
      <style:text-properties fo:font-size="11pt" officeooo:rsid="001b78a5" officeooo:paragraph-rsid="00282e9f" style:font-size-asian="11pt" style:font-size-complex="11pt"/>
    </style:style>
    <style:style style:name="P47" style:family="paragraph" style:parent-style-name="Table_20_Contents">
      <style:text-properties fo:font-size="11pt" officeooo:rsid="0027d1c7" officeooo:paragraph-rsid="0027d1c7" style:font-size-asian="11pt" style:font-size-complex="11pt"/>
    </style:style>
    <style:style style:name="P48" style:family="paragraph" style:parent-style-name="Table_20_Contents">
      <style:text-properties fo:font-size="11pt" officeooo:rsid="00282e9f" officeooo:paragraph-rsid="00282e9f" style:font-size-asian="11pt" style:font-size-complex="11pt"/>
    </style:style>
    <style:style style:name="P49" style:family="paragraph" style:parent-style-name="Table_20_Contents" style:list-style-name="L6">
      <style:text-properties fo:font-size="11pt" officeooo:rsid="00282e9f" officeooo:paragraph-rsid="00282e9f" style:font-size-asian="11pt" style:font-size-complex="11pt"/>
    </style:style>
    <style:style style:name="P50" style:family="paragraph" style:parent-style-name="Table_20_Contents" style:list-style-name="L6">
      <style:text-properties fo:font-size="11pt" officeooo:rsid="0028a8db" officeooo:paragraph-rsid="0028a8db" style:font-size-asian="11pt" style:font-size-complex="11pt"/>
    </style:style>
    <style:style style:name="P51" style:family="paragraph" style:parent-style-name="Table_20_Contents">
      <style:text-properties fo:font-size="11pt" officeooo:rsid="0028a8db" officeooo:paragraph-rsid="0028a8db" style:font-size-asian="11pt" style:font-size-complex="11pt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f79e"/>
    </style:style>
    <style:style style:name="T9" style:family="text">
      <style:text-properties officeooo:rsid="00213785"/>
    </style:style>
    <style:style style:name="T10" style:family="text">
      <style:text-properties officeooo:rsid="0027d1c7"/>
    </style:style>
    <style:style style:name="T11" style:family="text">
      <style:text-properties style:text-underline-style="solid" style:text-underline-width="auto" style:text-underline-color="font-color" officeooo:rsid="0027d1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1881205772416">
          <table:table-cell table:style-name="Table3.A1" office:value-type="string">
            <text:p text:style-name="P6">Nome</text:p>
          </table:table-cell>
          <table:table-cell table:style-name="Table3.B1" office:value-type="string">
            <text:p text:style-name="P6">Descrivi nuova rete</text:p>
          </table:table-cell>
        </table:table-row>
        <table:table-row table:style-name="TableLine1881205775136">
          <table:table-cell table:style-name="Table3.A2" office:value-type="string">
            <text:p text:style-name="P6">Attore</text:p>
          </table:table-cell>
          <table:table-cell table:style-name="Table3.B2" office:value-type="string">
            <text:p text:style-name="P6">Configuratore</text:p>
          </table:table-cell>
        </table:table-row>
        <table:table-row table:style-name="TableLine1881205781936">
          <table:table-cell table:style-name="Table3.A2" office:value-type="string">
            <text:p text:style-name="P6">Scenario principale</text:p>
          </table:table-cell>
          <table:table-cell table:style-name="Table3.B2" office:value-type="string">
            <text:list xml:id="list2003674864" text:style-name="L1">
              <text:list-item>
                <text:p text:style-name="P32">Il configuratore inserisce il nome della rete.</text:p>
              </text:list-item>
              <text:list-item>
                <text:p text:style-name="P32">il configuratore inserisce <text:span text:style-name="T1">il nome di un nodo</text:span>.</text:p>
              </text:list-item>
              <text:list-item>
                <text:p text:style-name="P33">Il configuratore inserisce il nome di una transizione.</text:p>
              </text:list-item>
              <text:list-item>
                <text:p text:style-name="P33">Il configurate sceglie la direzione della relazione di flusso.</text:p>
              </text:list-item>
              <text:list-item>
                <text:p text:style-name="P34">l’utente invia il comando di terminazione dell’aggiunta di elementi.</text:p>
              </text:list-item>
              <text:list-item>
                <text:p text:style-name="P35">Il <text:span text:style-name="T2">sistema</text:span> chiede al configuratore se vuole salvare la rete.</text:p>
              </text:list-item>
              <text:list-item>
                <text:p text:style-name="P35">Il configuratore conferma il salvataggio della rete</text:p>
              </text:list-item>
              <text:list-item>
                <text:p text:style-name="P36">Il sistema salva la rete</text:p>
              </text:list-item>
            </text:list>
          </table:table-cell>
        </table:table-row>
        <table:table-row table:style-name="TableLine1881205769424">
          <table:table-cell table:style-name="Table3.A2" office:value-type="string">
            <text:p text:style-name="P6">Scenario alternativo</text:p>
          </table:table-cell>
          <table:table-cell table:style-name="Table3.B2" office:value-type="string">
            <text:p text:style-name="P18">5a1.Precondizione: il configuratore sceglie una relazione di flusso transizione-posto, con la transizione che non è puntata da nessun nodo.</text:p>
            <text:p text:style-name="P18">Il sistema stampa un messagio di errore.</text:p>
            <text:p text:style-name="P18">Torna al punto 2.</text:p>
          </table:table-cell>
        </table:table-row>
        <table:table-row table:style-name="TableLine1881205773232">
          <table:table-cell table:style-name="Table3.A2" office:value-type="string">
            <text:p text:style-name="P18">Scenario</text:p>
            <text:p text:style-name="P18">alternativo</text:p>
          </table:table-cell>
          <table:table-cell table:style-name="Table3.B2" office:value-type="string">
            <text:p text:style-name="P18">5a2.Precondizione: il configuratore sceglie di inserire altri elementi.</text:p>
            <text:p text:style-name="P18">Torna al punto 2.</text:p>
          </table:table-cell>
        </table:table-row>
        <table:table-row table:style-name="TableLine1881205774864">
          <table:table-cell table:style-name="Table3.A2" office:value-type="string">
            <text:p text:style-name="P8">Scenario alternativo</text:p>
          </table:table-cell>
          <table:table-cell table:style-name="Table3.B2" office:value-type="string">
            <text:p text:style-name="P8">6a1. Precondizione: il configuratore non salva la rete.</text:p>
            <text:p text:style-name="P8">&lt;&lt;<text:span text:style-name="T3">include&gt;&gt; “Scelta Operazione” ( ritorna al menù principale).</text:span></text:p>
          </table:table-cell>
        </table:table-row>
        <table:table-row table:style-name="TableLine1881205777856">
          <table:table-cell table:style-name="Table3.A2" office:value-type="string">
            <text:p text:style-name="P14">Scenario alternativo</text:p>
          </table:table-cell>
          <table:table-cell table:style-name="Table3.B2" office:value-type="string">
            <text:p text:style-name="P14">7a1. Precondizione: la rete salvata è già presente.</text:p>
            <text:p text:style-name="P14">Il sistema avvisa all’utente che la rete che sta salvando è già presente.</text:p>
            <text:p text:style-name="P9">&lt;&lt;<text:span text:style-name="T3">include&gt;&gt; “Scelta Operazione” ( ritorna al menù principale).</text:span></text:p>
          </table:table-cell>
        </table:table-row>
      </table:table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 table:style-name="TableLine1881205775680">
          <table:table-cell table:style-name="Table2.A1" office:value-type="string">
            <text:p text:style-name="P16">Nome</text:p>
          </table:table-cell>
          <table:table-cell table:style-name="Table2.B1" office:value-type="string">
            <text:p text:style-name="P16">Visualizzazione reti salvate</text:p>
          </table:table-cell>
        </table:table-row>
        <table:table-row table:style-name="TableLine1881205775952">
          <table:table-cell table:style-name="Table2.A2" office:value-type="string">
            <text:p text:style-name="P16">Attore </text:p>
          </table:table-cell>
          <table:table-cell table:style-name="Table2.B2" office:value-type="string">
            <text:p text:style-name="P16">Configuratore</text:p>
          </table:table-cell>
        </table:table-row>
        <table:table-row table:style-name="TableLine1881205771056">
          <table:table-cell table:style-name="Table2.A2" office:value-type="string">
            <text:p text:style-name="P16">Scenario principale</text:p>
          </table:table-cell>
          <table:table-cell table:style-name="Table2.B2" office:value-type="string">
            <text:list xml:id="list1572825462" text:style-name="L2">
              <text:list-item>
                <text:p text:style-name="P37">Il sistema mostra al configuratore una lista con i nomi delle varie reti salvate.</text:p>
              </text:list-item>
              <text:list-item>
                <text:p text:style-name="P37">Il configuratore sceglie la rete da visualizzare <text:span text:style-name="T4">indicando il nome della rete.</text:span></text:p>
              </text:list-item>
              <text:list-item>
                <text:p text:style-name="P37">Il sistema visualizza la rete.</text:p>
              </text:list-item>
            </text:list>
          </table:table-cell>
        </table:table-row>
        <table:table-row table:style-name="TableLine1881205774048">
          <table:table-cell table:style-name="Table2.A2" office:value-type="string">
            <text:p text:style-name="P19">Scenario</text:p>
            <text:p text:style-name="P19">alternativo</text:p>
          </table:table-cell>
          <table:table-cell table:style-name="Table2.B2" office:value-type="string">
            <text:p text:style-name="P19">1a1. Precondizione: Non ci sono reti salvate da poter visualizzare.</text:p>
            <text:p text:style-name="P10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/>
      <text:p text:style-name="P3"/>
      <table:table table:name="Tabella1" table:style-name="Tabella1">
        <table:table-column table:style-name="Tabella1.A"/>
        <table:table-column table:style-name="Tabella1.B"/>
        <table:table-row table:style-name="TableLine1881205779488">
          <table:table-cell table:style-name="Tabella1.A1" office:value-type="string">
            <text:p text:style-name="P17">Nome</text:p>
          </table:table-cell>
          <table:table-cell table:style-name="Tabella1.B1" office:value-type="string">
            <text:p text:style-name="P21">Scelta Operazione </text:p>
          </table:table-cell>
        </table:table-row>
        <table:table-row table:style-name="TableLine1881205776224">
          <table:table-cell table:style-name="Tabella1.A2" office:value-type="string">
            <text:p text:style-name="P17">Attore </text:p>
          </table:table-cell>
          <table:table-cell table:style-name="Tabella1.B2" office:value-type="string">
            <text:p text:style-name="P17">Configuratore</text:p>
          </table:table-cell>
        </table:table-row>
        <table:table-row table:style-name="TableLine1881205776496">
          <table:table-cell table:style-name="Tabella1.A2" office:value-type="string">
            <text:p text:style-name="P17">Scenario principale</text:p>
          </table:table-cell>
          <table:table-cell table:style-name="Tabella1.B2" office:value-type="string">
            <text:list xml:id="list451355877" text:style-name="L3">
              <text:list-item>
                <text:p text:style-name="P40">Il sistema mostra le opzioni.</text:p>
              </text:list-item>
              <text:list-item>
                <text:p text:style-name="P40">Il configuratore sceglie di configurare una rete.</text:p>
              </text:list-item>
            </text:list>
          </table:table-cell>
        </table:table-row>
        <table:table-row table:style-name="TableLine1881205777040">
          <table:table-cell table:style-name="Tabella1.A2" office:value-type="string">
            <text:p text:style-name="P20">Scenario</text:p>
            <text:p text:style-name="P20">alternativo</text:p>
          </table:table-cell>
          <table:table-cell table:style-name="Tabella1.B2" office:value-type="string">
            <text:p text:style-name="P21">2a1.Precondizione: Il configuratore sceglie di configurare una rete di petri.</text:p>
            <text:p text:style-name="P11">&lt;&lt;<text:span text:style-name="T3">include&gt;&gt; “</text:span><text:span text:style-name="T5">Configura rete di Petri</text:span><text:span text:style-name="T3">”.</text:span></text:p>
            <text:p text:style-name="P21">2b1.Precondizione: Il configuratore sceglie di configurare una rete di petri con priorità.</text:p>
            <text:p text:style-name="P11">&lt;&lt;<text:span text:style-name="T3">include&gt;&gt; “</text:span><text:span text:style-name="T5">Configura rete di Petr</text:span><text:span text:style-name="T6">i con priorità”</text:span></text:p>
            <text:p text:style-name="P22">2<text:span text:style-name="T7">c</text:span>1.Precondizione: Il configuratore sceglie di <text:span text:style-name="T7">visualizzare le reti presenti</text:span>.</text:p>
            <text:p text:style-name="P12">&lt;&lt;<text:span text:style-name="T3">include&gt;&gt; “</text:span><text:span text:style-name="T7">Visualizza reti</text:span><text:span text:style-name="T6">”</text:span></text:p>
            <text:p text:style-name="P23">2d1.Precondizione:Il configuratore chiude il programma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able:table table:name="Tabella2" table:style-name="Tabella2">
        <table:table-column table:style-name="Tabella2.A"/>
        <table:table-column table:style-name="Tabella2.B"/>
        <table:table-row table:style-name="TableLine1881205777584">
          <table:table-cell table:style-name="Tabella2.A1" office:value-type="string">
            <text:p text:style-name="P7">Nome</text:p>
          </table:table-cell>
          <table:table-cell table:style-name="Tabella2.B1" office:value-type="string">
            <text:p text:style-name="P7">Descrivi nuova rete <text:span text:style-name="T8">di Petri</text:span></text:p>
          </table:table-cell>
        </table:table-row>
        <table:table-row table:style-name="TableLine1881205778944">
          <table:table-cell table:style-name="Tabella2.A2" office:value-type="string">
            <text:p text:style-name="P7">Attore</text:p>
          </table:table-cell>
          <table:table-cell table:style-name="Tabella2.B2" office:value-type="string">
            <text:p text:style-name="P7">Configuratore</text:p>
          </table:table-cell>
        </table:table-row>
        <table:table-row table:style-name="TableLine1881205755280">
          <table:table-cell table:style-name="Tabella2.A2" office:value-type="string">
            <text:p text:style-name="P7">Scenario principale</text:p>
          </table:table-cell>
          <table:table-cell table:style-name="Tabella2.B2" office:value-type="string">
            <text:list xml:id="list3822147109" text:style-name="L4">
              <text:list-item>
                <text:p text:style-name="P43">Visualizza le reti salvate. -</text:p>
              </text:list-item>
              <text:list-item>
                <text:p text:style-name="P43">Il sistema chiede il nome di una rete esistente. -</text:p>
              </text:list-item>
              <text:list-item>
                <text:p text:style-name="P43">Il sistema chiede il nome della rete di Petri. -</text:p>
              </text:list-item>
              <text:list-item>
                <text:p text:style-name="P43">Il sistema avvisa il configuratore di avere inizializzato la rete con valori di default(marcatura=0 e peso=1). -</text:p>
              </text:list-item>
              <text:list-item>
                <text:p text:style-name="P44">Il sistema presenta un menù: </text:p>
                <text:list>
                  <text:list-item>
                    <text:p text:style-name="P24">Modifica valori delle marcature dei posti</text:p>
                  </text:list-item>
                  <text:list-item>
                    <text:p text:style-name="P24">Modifica valori delle relazioni di flusso</text:p>
                  </text:list-item>
                  <text:list-item>
                    <text:p text:style-name="P24">Visualizza rete di Petri</text:p>
                  </text:list-item>
                  <text:list-item>
                    <text:p text:style-name="P24">Salva la rete di Petri</text:p>
                  </text:list-item>
                  <text:list-item>
                    <text:p text:style-name="P25">Non salvare e torna al menù principale</text:p>
                  </text:list-item>
                </text:list>
              </text:list-item>
            </text:list>
            <text:p text:style-name="P5"/>
            <text:list xml:id="list173203020253910" text:continue-numbering="true" text:style-name="L4">
              <text:list-item>
                <text:p text:style-name="P26">Il configuratore sceglia la prima opzione.</text:p>
              </text:list-item>
              <text:list-item>
                <text:p text:style-name="P26">Il sistema presenta la lista dei posti presenti con le marcature attuali.</text:p>
              </text:list-item>
              <text:list-item>
                <text:p text:style-name="P26">Il sistema chiede il nome del posto.</text:p>
              </text:list-item>
              <text:list-item>
                <text:p text:style-name="P26">Il sistema chiede il valore della nuova marcatura.</text:p>
              </text:list-item>
              <text:list-item>
                <text:p text:style-name="P26">Il sistema ripropone il punto 5.</text:p>
              </text:list-item>
              <text:list-item>
                <text:p text:style-name="P26">Il configuratore sceglie la seconda opzione.</text:p>
              </text:list-item>
              <text:list-item>
                <text:p text:style-name="P26">Il sistema presenta le relazioni di flusso presenti con i pesi attuali.</text:p>
              </text:list-item>
              <text:list-item>
                <text:p text:style-name="P26">Il s<text:span text:style-name="T9">istema chiede di inserire il nome della relazione di flusso(nome → nome)</text:span></text:p>
              </text:list-item>
              <text:list-item>
                <text:p text:style-name="P27">Il sistema chiede di inserire il nuovo peso per la relazione di flusso.</text:p>
              </text:list-item>
              <text:list-item>
                <text:p text:style-name="P27">Il sistema ripropone il punto 5.</text:p>
              </text:list-item>
              <text:list-item>
                <text:p text:style-name="P27">Il configuratore sceglie di salvare la rete di Petri.</text:p>
              </text:list-item>
              <text:list-item>
                <text:p text:style-name="P27">Il sistema salva la rete di Petri.</text:p>
              </text:list-item>
            </text:list>
          </table:table-cell>
        </table:table-row>
        <table:table-row table:style-name="TableLine1881201105792">
          <table:table-cell table:style-name="Tabella2.A2" office:value-type="string">
            <text:p text:style-name="P13">Scenario alternativo</text:p>
          </table:table-cell>
          <table:table-cell table:style-name="Tabella2.B2" office:value-type="string">
            <text:p text:style-name="P13"><text:span text:style-name="T9">1</text:span>6a1. Precondizione: il configuratore non salva la rete.</text:p>
            <text:p text:style-name="P13">&lt;&lt;<text:span text:style-name="T3">include&gt;&gt; “Scelta Operazione” ( ritorna al menù principale).</text:span></text:p>
          </table:table-cell>
        </table:table-row>
        <table:table-row table:style-name="TableLine1881201106608">
          <table:table-cell table:style-name="Tabella2.A2" office:value-type="string">
            <text:p text:style-name="P15">Scenario alternativo</text:p>
          </table:table-cell>
          <table:table-cell table:style-name="Tabella2.B2" office:value-type="string">
            <text:p text:style-name="P15"><text:span text:style-name="T9">1</text:span>7a1. Precondizione: la rete salvata è già presente.</text:p>
            <text:p text:style-name="P15">Il sistema avvisa all’utente che la rete che sta salvando è già presente.</text:p>
            <text:p text:style-name="P13">&lt;&lt;<text:span text:style-name="T3">include&gt;&gt; “Scelta Operazione” ( ritorna al menù principale).</text:span></text:p>
          </table:table-cell>
        </table:table-row>
      </table:table>
      <text:p text:style-name="P28"/>
      <text:p text:style-name="P29"/>
      <text:p text:style-name="P31"/>
      <text:p text:style-name="P29"/>
      <table:table table:name="Tabella3" table:style-name="Tabella3">
        <table:table-column table:style-name="Tabella3.A"/>
        <table:table-column table:style-name="Tabella3.B"/>
        <table:table-row table:style-name="TableLine1881379511680">
          <table:table-cell table:style-name="Tabella3.A1" office:value-type="string">
            <text:p text:style-name="P38">Nome</text:p>
          </table:table-cell>
          <table:table-cell table:style-name="Tabella3.B1" office:value-type="string">
            <text:p text:style-name="P47">Scelta Utente</text:p>
          </table:table-cell>
        </table:table-row>
        <table:table-row table:style-name="TableLine1881379503792">
          <table:table-cell table:style-name="Tabella3.A2" office:value-type="string">
            <text:p text:style-name="P38">Attore </text:p>
          </table:table-cell>
          <table:table-cell table:style-name="Tabella3.B2" office:value-type="string">
            <text:p text:style-name="P47">Utente</text:p>
          </table:table-cell>
        </table:table-row>
        <table:table-row table:style-name="Tabella3.3">
          <table:table-cell table:style-name="Tabella3.A2" office:value-type="string">
            <text:p text:style-name="P38">Scenario principale</text:p>
          </table:table-cell>
          <table:table-cell table:style-name="Tabella3.B2" office:value-type="string">
            <text:list xml:id="list1282906655" text:style-name="L5">
              <text:list-item>
                <text:p text:style-name="P42">Il siste<text:span text:style-name="T10">ma chiede all’utente il tipo di operazioni che vuole fare</text:span>.</text:p>
              </text:list-item>
              <text:list-item>
                <text:p text:style-name="P42"><text:span text:style-name="T10">L’utente sceglie la modalità configuratore</text:span>.</text:p>
              </text:list-item>
              <text:list-item>
                <text:p text:style-name="P42">&lt;&lt;<text:span text:style-name="T10">include&gt;&gt; </text:span><text:span text:style-name="T11">Scelta Operazione</text:span><text:span text:style-name="T10">.</text:span></text:p>
              </text:list-item>
            </text:list>
          </table:table-cell>
        </table:table-row>
        <table:table-row table:style-name="TableLine1881379531536">
          <table:table-cell table:style-name="Tabella3.A2" office:value-type="string">
            <text:p text:style-name="P45">Scenario</text:p>
            <text:p text:style-name="P45">alternativo</text:p>
          </table:table-cell>
          <table:table-cell table:style-name="Tabella3.B2" office:value-type="string">
            <text:p text:style-name="P41">2a1.<text:span text:style-name="T10">L’utente sceglie la modalità fruitore.</text:span></text:p>
            <text:p text:style-name="P41">2<text:span text:style-name="T10">a2</text:span>.&lt;&lt;<text:span text:style-name="T10">include&gt;&gt; Operazioni Fruitore.</text:span></text:p>
          </table:table-cell>
        </table:table-row>
      </table:table>
      <text:p text:style-name="P29"/>
      <text:p text:style-name="P29"/>
      <text:p text:style-name="P30"/>
      <table:table table:name="Tabella4" table:style-name="Tabella4">
        <table:table-column table:style-name="Tabella4.A"/>
        <table:table-column table:style-name="Tabella4.B"/>
        <table:table-row table:style-name="TableLine1881379505968">
          <table:table-cell table:style-name="Tabella4.A1" office:value-type="string">
            <text:p text:style-name="P39">Nome</text:p>
          </table:table-cell>
          <table:table-cell table:style-name="Tabella4.B1" office:value-type="string">
            <text:p text:style-name="P48">Operazioni Fruitore</text:p>
          </table:table-cell>
        </table:table-row>
        <table:table-row table:style-name="TableLine1881379529632">
          <table:table-cell table:style-name="Tabella4.A2" office:value-type="string">
            <text:p text:style-name="P39">Attore </text:p>
          </table:table-cell>
          <table:table-cell table:style-name="Tabella4.B2" office:value-type="string">
            <text:p text:style-name="P48">Fruitore</text:p>
          </table:table-cell>
        </table:table-row>
        <table:table-row table:style-name="TableLine1881379536704">
          <table:table-cell table:style-name="Tabella4.A2" office:value-type="string">
            <text:p text:style-name="P39">Scenario principale</text:p>
          </table:table-cell>
          <table:table-cell table:style-name="Tabella4.B2" office:value-type="string">
            <text:list xml:id="list3490081782" text:style-name="L6">
              <text:list-item>
                <text:p text:style-name="P49">Il sistema mostra le reti di petri disponibili alla simulazione.</text:p>
              </text:list-item>
              <text:list-item>
                <text:p text:style-name="P49">Il fruitore sceglie la rete desiderata.</text:p>
              </text:list-item>
              <text:list-item>
                <text:p text:style-name="P49">Il sistema inizia la simulazione.</text:p>
              </text:list-item>
              <text:list-item>
                <text:p text:style-name="P50">Il sistema mostra la transizione che è scattata e la uova marcatura raggiunta.</text:p>
              </text:list-item>
              <text:list-item>
                <text:p text:style-name="P50">L’utente decide di stoppare la simulazione.</text:p>
              </text:list-item>
              <text:list-item>
                <text:p text:style-name="P50">Il sistema ritorna al punto 1.</text:p>
              </text:list-item>
            </text:list>
          </table:table-cell>
        </table:table-row>
        <table:table-row table:style-name="TableLine1881379530448">
          <table:table-cell table:style-name="Tabella4.A2" office:value-type="string">
            <text:p text:style-name="P46">Scenario</text:p>
            <text:p text:style-name="P46">alternativo</text:p>
          </table:table-cell>
          <table:table-cell table:style-name="Tabella4.B2" office:value-type="string">
            <text:p text:style-name="P51">4a1.Precondizione: esistono più transizioni abilitate.</text:p>
            <text:p text:style-name="P51">4a1.Il sistema elenca le transizioni abilitate.</text:p>
            <text:p text:style-name="P51">4a2.Il fruitore sceglie una delle transizioni.</text:p>
            <text:p text:style-name="P51">4a2.Postcondizione: la transizione scatta e la marcatura viene modificata.</text:p>
            <text:p text:style-name="P51"/>
          </table:table-cell>
        </table:table-row>
        <table:table-row table:style-name="TableLine1881379530448">
          <table:table-cell table:style-name="Tabella4.A2" office:value-type="string">
            <text:p text:style-name="P51">Scenario</text:p>
            <text:p text:style-name="P51">alternativo</text:p>
          </table:table-cell>
          <table:table-cell table:style-name="Tabella4.B2" office:value-type="string">
            <text:p text:style-name="P51">4b1.Precondizione:Non esiste alcuna transizione abilitata(Blocco critico).</text:p>
            <text:p text:style-name="P51">4b1.Il sistema mostra all’utente che si è raggiunto un blocco critico e torna al punto 1.</text:p>
          </table:table-cell>
        </table:table-row>
        <table:table-row table:style-name="TableLine1881379530448">
          <table:table-cell table:style-name="Tabella4.A2" office:value-type="string">
            <text:p text:style-name="P51">Scenario</text:p>
            <text:p text:style-name="P51">alternativo</text:p>
          </table:table-cell>
          <table:table-cell table:style-name="Tabella4.B2" office:value-type="string">
            <text:p text:style-name="P51">5a1.Il fruitore decide di continuare la simulazione e torna al punto 4.</text:p>
          </table:table-cell>
        </table:table-row>
      </table:table>
      <text:p text:style-name="P30"><text:tab/>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03:14.098000000</meta:creation-date>
    <meta:editing-duration>PT1H18M43S</meta:editing-duration>
    <meta:editing-cycles>4</meta:editing-cycles>
    <meta:generator>LibreOffice/7.0.4.2$Windows_X86_64 LibreOffice_project/dcf040e67528d9187c66b2379df5ea4407429775</meta:generator>
    <dc:date>2021-05-25T17:32:01.458000000</dc:date>
    <meta:document-statistic meta:table-count="6" meta:image-count="0" meta:object-count="0" meta:page-count="3" meta:paragraph-count="127" meta:word-count="735" meta:character-count="4821" meta:non-whitespace-character-count="4249"/>
  </office:meta>
</office:document-meta>
</file>